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383d3c" draw:textarea-vertical-align="middle" loext:decorative="false"/>
    </style:style>
    <style:style style:name="gr2" style:family="graphic" style:parent-style-name="standard">
      <style:graphic-properties svg:stroke-color="#000000" draw:fill-color="#355269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3465a4" draw:textarea-vertical-align="middle" loext:decorative="false"/>
    </style:style>
    <style:style style:name="gr5" style:family="graphic" style:parent-style-name="standard">
      <style:graphic-properties svg:stroke-color="#000000" draw:fill-color="#5983b0" draw:textarea-vertical-align="middle" loext:decorative="false"/>
    </style:style>
    <style:style style:name="gr6" style:family="graphic" style:parent-style-name="standard">
      <style:graphic-properties svg:stroke-color="#000000" draw:fill-color="#5983b0" draw:textarea-vertical-align="middle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729fcf" draw:textarea-vertical-align="middle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729fcf" draw:auto-grow-height="true" draw:auto-grow-width="false" fo:min-height="0.385cm" loext:decorative="false"/>
      <style:paragraph-properties style:writing-mode="lr-tb"/>
    </style:style>
    <style:style style:name="gr9" style:family="graphic" style:parent-style-name="standard">
      <style:graphic-properties svg:stroke-color="#000000" draw:fill-color="#b4c7dc" draw:textarea-vertical-align="middle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dee6ef"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000000" draw:fill-color="#ffffff" draw:textarea-vertical-align="middle" loext:decorative="false"/>
      <style:paragraph-properties style:writing-mode="lr-tb"/>
    </style:style>
    <style:style style:name="gr12" style:family="graphic" style:parent-style-name="standard">
      <style:graphic-properties svg:stroke-color="#000000" draw:fill-color="#dee6ef" draw:textarea-vertical-align="middle" loext:decorative="false"/>
    </style:style>
    <style:style style:name="gr13" style:family="graphic">
      <style:graphic-properties style:protect="size" loext:decorative="false"/>
    </style:style>
    <style:style style:name="pr1" style:family="presentation" style:parent-style-name="Default-title">
      <style:graphic-properties fo:min-height="2.073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383d3c"/>
      <style:paragraph-properties fo:text-align="center"/>
    </style:style>
    <style:style style:name="P3" style:family="paragraph">
      <loext:graphic-properties draw:fill-color="#355269"/>
      <style:paragraph-properties fo:text-align="center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none" draw:fill-color="#ffffff"/>
      <style:text-properties fo:font-size="11pt" style:font-size-asian="11pt" style:font-size-complex="11pt"/>
    </style:style>
    <style:style style:name="P6" style:family="paragraph">
      <style:text-properties fo:color="#ffffff" loext:opacity="100%" fo:font-size="11pt" style:font-size-asian="11pt" style:font-size-complex="11pt"/>
    </style:style>
    <style:style style:name="P7" style:family="paragraph">
      <loext:graphic-properties draw:fill="none" draw:fill-color="#ffffff"/>
      <style:text-properties fo:color="#ffffff" loext:opacity="100%" fo:font-size="11pt" style:font-size-asian="11pt" style:font-size-complex="11pt"/>
    </style:style>
    <style:style style:name="P8" style:family="paragraph">
      <loext:graphic-properties draw:fill-color="#3465a4"/>
      <style:paragraph-properties fo:text-align="center"/>
    </style:style>
    <style:style style:name="P9" style:family="paragraph">
      <loext:graphic-properties draw:fill-color="#5983b0"/>
      <style:paragraph-properties fo:text-align="center"/>
    </style:style>
    <style:style style:name="P10" style:family="paragraph">
      <style:paragraph-properties fo:text-align="end"/>
      <style:text-properties fo:color="#ffffff" loext:opacity="100%" fo:font-size="11pt" style:font-size-asian="11pt" style:font-size-complex="11pt"/>
    </style:style>
    <style:style style:name="P11" style:family="paragraph">
      <style:paragraph-properties fo:text-align="center"/>
      <style:text-properties fo:color="#b2b2b2" loext:opacity="100%" fo:font-size="10pt" style:font-size-asian="10pt" style:font-size-complex="10pt"/>
    </style:style>
    <style:style style:name="P12" style:family="paragraph">
      <loext:graphic-properties draw:fill-color="#5983b0"/>
      <style:paragraph-properties fo:text-align="center"/>
      <style:text-properties fo:color="#b2b2b2" loext:opacity="100%"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-color="#729fcf"/>
      <style:paragraph-properties fo:text-align="center"/>
    </style:style>
    <style:style style:name="P15" style:family="paragraph">
      <style:paragraph-properties fo:text-align="end"/>
      <style:text-properties fo:color="#ffffff" loext:opacity="100%" fo:font-size="10pt" style:font-size-asian="10pt" style:font-size-complex="10pt"/>
    </style:style>
    <style:style style:name="P16" style:family="paragraph">
      <loext:graphic-properties draw:fill="none" draw:fill-color="#729fcf"/>
      <style:paragraph-properties fo:text-align="end"/>
      <style:text-properties fo:color="#ffffff" loext:opacity="100%" fo:font-size="10pt" style:font-size-asian="10pt" style:font-size-complex="10pt"/>
    </style:style>
    <style:style style:name="P17" style:family="paragraph">
      <loext:graphic-properties draw:fill-color="#729fcf"/>
      <style:paragraph-properties fo:text-align="center"/>
      <style:text-properties fo:color="#b2b2b2" loext:opacity="100%" fo:font-size="10pt" style:font-size-asian="10pt" style:font-size-complex="10pt"/>
    </style:style>
    <style:style style:name="P18" style:family="paragraph">
      <loext:graphic-properties draw:fill-color="#b4c7dc"/>
      <style:paragraph-properties fo:text-align="center"/>
      <style:text-properties fo:color="#b2b2b2" loext:opacity="100%" fo:font-size="10pt" style:font-size-asian="10pt" style:font-size-complex="10pt"/>
    </style:style>
    <style:style style:name="P19" style:family="paragraph">
      <loext:graphic-properties draw:fill-color="#dee6ef"/>
      <style:paragraph-properties fo:text-align="center"/>
      <style:text-properties fo:color="#b2b2b2" loext:opacity="100%" fo:font-size="10pt" style:font-size-asian="10pt" style:font-size-complex="10pt"/>
    </style:style>
    <style:style style:name="P20" style:family="paragraph">
      <loext:graphic-properties draw:fill-color="#ffffff"/>
      <style:paragraph-properties fo:text-align="center"/>
      <style:text-properties fo:color="#b2b2b2" loext:opacity="100%" fo:font-size="10pt" style:font-size-asian="10pt" style:font-size-complex="10pt"/>
    </style:style>
    <style:style style:name="P21" style:family="paragraph">
      <style:paragraph-properties fo:text-align="end"/>
      <style:text-properties fo:color="#000000" loext:opacity="100%" fo:font-size="10pt" style:font-size-asian="10pt" style:font-size-complex="10pt"/>
    </style:style>
    <style:style style:name="P22" style:family="paragraph">
      <loext:graphic-properties draw:fill="none" draw:fill-color="#729fcf"/>
      <style:paragraph-properties fo:text-align="end"/>
      <style:text-properties fo:color="#000000" loext:opacity="100%" fo:font-size="10pt" style:font-size-asian="10pt" style:font-size-complex="10pt"/>
    </style:style>
    <style:style style:name="P23" style:family="paragraph">
      <style:text-properties fo:color="#666666" loext:opacity="100%" fo:font-size="10pt" style:font-size-asian="10pt" style:font-size-complex="10pt"/>
    </style:style>
    <style:style style:name="P24" style:family="paragraph">
      <loext:graphic-properties draw:fill="none" draw:fill-color="#ffffff"/>
      <style:text-properties fo:color="#666666" loext:opacity="100%" fo:font-size="10pt" style:font-size-asian="10pt" style:font-size-complex="10pt"/>
    </style:style>
    <style:style style:name="P25" style:family="paragraph">
      <loext:graphic-properties draw:fill-color="#dee6ef"/>
      <style:paragraph-properties fo:text-align="center"/>
    </style:style>
    <style:style style:name="P26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loext:opacity="100%" fo:font-size="11pt" style:font-size-asian="11pt" style:font-size-complex="11pt"/>
    </style:style>
    <style:style style:name="T4" style:family="text">
      <style:text-properties fo:color="#b2b2b2" loext:opacity="100%" fo:font-size="10pt" style:font-size-asian="10pt" style:font-size-complex="10pt"/>
    </style:style>
    <style:style style:name="T5" style:family="text">
      <style:text-properties fo:color="#ffffff" loext:opacity="100%" fo:font-size="10pt" style:font-size-asian="10pt" style:font-size-complex="10pt"/>
    </style:style>
    <style:style style:name="T6" style:family="text">
      <style:text-properties fo:color="#000000" loext:opacity="100%" fo:font-size="10pt" style:font-size-asian="10pt" style:font-size-complex="10pt"/>
    </style:style>
    <style:style style:name="T7" style:family="text">
      <style:text-properties fo:color="#666666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18.899cm" svg:height="2.073cm" svg:x="1.05cm" svg:y="1.184cm" presentation:class="title" presentation:user-transformed="true">
          <draw:text-box>
            <text:p text:style-name="P1"><text:span text:style-name="T1">GUI Main Structure</text:span></text:p>
          </draw:text-box>
        </draw:frame>
        <draw:rect draw:style-name="gr1" draw:text-style-name="P2" draw:layer="layout" svg:width="18.894cm" svg:height="19.983cm" svg:x="1.043cm" svg:y="3.541cm">
          <text:p/>
        </draw:rect>
        <draw:rect draw:style-name="gr2" draw:text-style-name="P3" draw:layer="layout" svg:width="18.415cm" svg:height="0.535cm" svg:x="1.27cm" svg:y="3.81cm">
          <text:p/>
        </draw:rect>
        <draw:rect draw:style-name="gr2" draw:text-style-name="P3" draw:layer="layout" svg:width="18.415cm" svg:height="15.587cm" svg:x="1.27cm" svg:y="5.965cm">
          <text:p/>
        </draw:rect>
        <draw:rect draw:style-name="gr2" draw:text-style-name="P3" draw:layer="layout" svg:width="18.415cm" svg:height="0.635cm" svg:x="1.27cm" svg:y="4.445cm">
          <text:p/>
        </draw:rect>
        <draw:frame draw:style-name="gr3" draw:text-style-name="P5" draw:layer="layout" svg:width="5.08cm" svg:height="0.683cm" svg:x="1.043cm" svg:y="3.027cm">
          <draw:text-box>
            <text:p text:style-name="P4"><text:span text:style-name="T2">Main</text:span></text:p>
          </draw:text-box>
        </draw:frame>
        <draw:frame draw:style-name="gr3" draw:text-style-name="P7" draw:layer="layout" svg:width="5.08cm" svg:height="0.683cm" svg:x="1.21cm" svg:y="3.74cm">
          <draw:text-box>
            <text:p text:style-name="P6"><text:span text:style-name="T3">Filebar</text:span></text:p>
          </draw:text-box>
        </draw:frame>
        <draw:frame draw:style-name="gr3" draw:text-style-name="P7" draw:layer="layout" svg:width="5.08cm" svg:height="0.683cm" svg:x="1.21cm" svg:y="4.424cm">
          <draw:text-box>
            <text:p text:style-name="P6"><text:span text:style-name="T3">AuxBar</text:span></text:p>
          </draw:text-box>
        </draw:frame>
        <draw:rect draw:style-name="gr2" draw:text-style-name="P3" draw:layer="layout" svg:width="18.415cm" svg:height="0.635cm" svg:x="1.303cm" svg:y="5.202cm">
          <text:p/>
        </draw:rect>
        <draw:frame draw:style-name="gr3" draw:text-style-name="P7" draw:layer="layout" svg:width="5.08cm" svg:height="0.683cm" svg:x="1.21cm" svg:y="5.181cm">
          <draw:text-box>
            <text:p text:style-name="P6"><text:span text:style-name="T3">PathSelector</text:span></text:p>
          </draw:text-box>
        </draw:frame>
        <draw:rect draw:style-name="gr2" draw:text-style-name="P3" draw:layer="layout" svg:width="18.415cm" svg:height="1.605cm" svg:x="1.27cm" svg:y="21.735cm">
          <text:p/>
        </draw:rect>
        <draw:frame draw:style-name="gr3" draw:text-style-name="P7" draw:layer="layout" svg:width="5.08cm" svg:height="0.683cm" svg:x="1.21cm" svg:y="5.96cm">
          <draw:text-box>
            <text:p text:style-name="P6"><text:span text:style-name="T3">HorizTabCollection</text:span></text:p>
          </draw:text-box>
        </draw:frame>
        <draw:frame draw:style-name="gr3" draw:text-style-name="P7" draw:layer="layout" svg:width="5.08cm" svg:height="0.683cm" svg:x="1.27cm" svg:y="21.735cm">
          <draw:text-box>
            <text:p text:style-name="P6"><text:span text:style-name="T3">VerticalScrollText</text:span></text:p>
          </draw:text-box>
        </draw:frame>
        <draw:rect draw:style-name="gr4" draw:text-style-name="P8" draw:layer="layout" svg:width="18.032cm" svg:height="14.747cm" svg:x="1.445cm" svg:y="6.589cm">
          <text:p/>
        </draw:rect>
        <draw:frame draw:style-name="gr3" draw:text-style-name="P7" draw:layer="layout" svg:width="5.08cm" svg:height="0.683cm" svg:x="1.37cm" svg:y="6.524cm">
          <draw:text-box>
            <text:p text:style-name="P6"><text:span text:style-name="T3">Plotter</text:span></text:p>
          </draw:text-box>
        </draw:frame>
        <draw:rect draw:style-name="gr5" draw:text-style-name="P9" draw:layer="layout" svg:width="10.566cm" svg:height="14.036cm" svg:x="8.728cm" svg:y="7.087cm">
          <text:p/>
        </draw:rect>
        <draw:rect draw:style-name="gr5" draw:text-style-name="P9" draw:layer="layout" svg:width="6.92cm" svg:height="14.035cm" svg:x="1.608cm" svg:y="7.087cm">
          <text:p/>
        </draw:rect>
        <draw:frame draw:style-name="gr3" draw:text-style-name="P7" draw:layer="layout" svg:width="5.08cm" svg:height="0.683cm" svg:x="3.448cm" svg:y="6.998cm">
          <draw:text-box>
            <text:p text:style-name="P10"><text:span text:style-name="T3">PlotManager</text:span></text:p>
          </draw:text-box>
        </draw:frame>
        <draw:frame draw:style-name="gr3" draw:text-style-name="P7" draw:layer="layout" svg:width="5.08cm" svg:height="0.683cm" svg:x="14.214cm" svg:y="6.998cm">
          <draw:text-box>
            <text:p text:style-name="P10"><text:span text:style-name="T3">GraphFrameContainer</text:span></text:p>
          </draw:text-box>
        </draw:frame>
        <draw:rect draw:style-name="gr6" draw:text-style-name="P12" draw:layer="layout" svg:width="2.54cm" svg:height="0.413cm" svg:x="1.749cm" svg:y="7.207cm">
          <text:p text:style-name="P11"><text:span text:style-name="T4">Add Subplot</text:span></text:p>
        </draw:rect>
        <draw:rect draw:style-name="gr7" draw:text-style-name="P14" draw:layer="layout" svg:width="6.615cm" svg:height="8.257cm" svg:x="1.746cm" svg:y="7.712cm">
          <text:p text:style-name="P13"/>
        </draw:rect>
        <draw:frame draw:style-name="gr8" draw:text-style-name="P16" draw:layer="layout" svg:width="6.456cm" svg:height="0.645cm" svg:x="1.905cm" svg:y="7.62cm">
          <draw:text-box>
            <text:p text:style-name="P15"><text:span text:style-name="T5">ResFileManager(TogglePaneDel)</text:span></text:p>
          </draw:text-box>
        </draw:frame>
        <draw:rect draw:style-name="gr7" draw:text-style-name="P17" draw:layer="layout" svg:width="0.389cm" svg:height="0.413cm" svg:x="1.853cm" svg:y="7.777cm">
          <text:p text:style-name="P11"><text:span text:style-name="T4">+</text:span></text:p>
        </draw:rect>
        <draw:rect draw:style-name="gr7" draw:text-style-name="P17" draw:layer="layout" svg:width="3.214cm" svg:height="0.413cm" svg:x="1.866cm" svg:y="8.255cm">
          <text:p text:style-name="P11"><text:span text:style-name="T4">Add Res File Pane</text:span></text:p>
        </draw:rect>
        <draw:rect draw:style-name="gr9" draw:text-style-name="P18" draw:layer="layout" svg:width="6.403cm" svg:height="7.105cm" svg:x="1.866cm" svg:y="8.751cm">
          <text:p text:style-name="P11"><text:span text:style-name="T4"/></text:p>
        </draw:rect>
        <draw:rect draw:style-name="gr10" draw:text-style-name="P19" draw:layer="layout" svg:width="6.169cm" svg:height="3.287cm" svg:x="1.984cm" svg:y="8.996cm">
          <text:p/>
        </draw:rect>
        <draw:rect draw:style-name="gr11" draw:text-style-name="P20" draw:layer="layout" svg:width="5.924cm" svg:height="1.155cm" svg:x="2.131cm" svg:y="9.487cm">
          <text:p/>
        </draw:rect>
        <draw:rect draw:style-name="gr11" draw:text-style-name="P20" draw:layer="layout" svg:width="5.248cm" svg:height="0.456cm" svg:x="2.231cm" svg:y="10.087cm">
          <text:p/>
        </draw:rect>
        <draw:rect draw:style-name="gr11" draw:text-style-name="P20" draw:layer="layout" svg:width="0.435cm" svg:height="0.456cm" svg:x="7.55cm" svg:y="10.087cm">
          <text:p/>
        </draw:rect>
        <draw:rect draw:style-name="gr10" draw:text-style-name="P19" draw:layer="layout" svg:width="5.913cm" svg:height="0.456cm" svg:x="2.127cm" svg:y="10.744cm">
          <text:p/>
        </draw:rect>
        <draw:rect draw:style-name="gr10" draw:text-style-name="P19" draw:layer="layout" svg:width="0.435cm" svg:height="0.456cm" svg:x="7.62cm" svg:y="10.744cm">
          <text:p/>
        </draw:rect>
        <draw:frame draw:style-name="gr8" draw:text-style-name="P16" draw:layer="layout" svg:width="6.456cm" svg:height="0.645cm" svg:x="1.866cm" svg:y="8.89cm">
          <draw:text-box>
            <text:p text:style-name="P15"><text:span text:style-name="T5">ResFilePane</text:span></text:p>
          </draw:text-box>
        </draw:frame>
        <draw:frame draw:style-name="gr8" draw:text-style-name="P22" draw:layer="layout" svg:width="6.456cm" svg:height="0.645cm" svg:x="1.813cm" svg:y="9.515cm">
          <draw:text-box>
            <text:p text:style-name="P21"><text:span text:style-name="T6">FileSelectorDel</text:span></text:p>
          </draw:text-box>
        </draw:frame>
        <draw:frame draw:style-name="gr3" draw:text-style-name="P24" draw:layer="layout" svg:width="5.08cm" svg:height="0.645cm" svg:x="2.127cm" svg:y="11.2cm">
          <draw:text-box>
            <text:p text:style-name="P23"><text:span text:style-name="T7">Sig 1</text:span></text:p>
          </draw:text-box>
        </draw:frame>
        <draw:frame draw:style-name="gr3" draw:text-style-name="P24" draw:layer="layout" svg:width="5.08cm" svg:height="0.645cm" svg:x="2.127cm" svg:y="11.638cm">
          <draw:text-box>
            <text:p text:style-name="P23"><text:span text:style-name="T7">Sig 2</text:span></text:p>
          </draw:text-box>
        </draw:frame>
        <draw:rect draw:style-name="gr10" draw:text-style-name="P19" draw:layer="layout" svg:width="6.169cm" svg:height="3.287cm" svg:x="1.98cm" svg:y="12.456cm">
          <text:p/>
        </draw:rect>
        <draw:rect draw:style-name="gr11" draw:text-style-name="P20" draw:layer="layout" svg:width="5.924cm" svg:height="1.155cm" svg:x="2.127cm" svg:y="12.947cm">
          <text:p/>
        </draw:rect>
        <draw:rect draw:style-name="gr11" draw:text-style-name="P20" draw:layer="layout" svg:width="5.248cm" svg:height="0.456cm" svg:x="2.227cm" svg:y="13.547cm">
          <text:p/>
        </draw:rect>
        <draw:rect draw:style-name="gr11" draw:text-style-name="P20" draw:layer="layout" svg:width="0.435cm" svg:height="0.456cm" svg:x="7.546cm" svg:y="13.547cm">
          <text:p/>
        </draw:rect>
        <draw:rect draw:style-name="gr10" draw:text-style-name="P19" draw:layer="layout" svg:width="5.913cm" svg:height="0.456cm" svg:x="2.123cm" svg:y="14.204cm">
          <text:p/>
        </draw:rect>
        <draw:rect draw:style-name="gr10" draw:text-style-name="P19" draw:layer="layout" svg:width="0.435cm" svg:height="0.456cm" svg:x="7.616cm" svg:y="14.204cm">
          <text:p/>
        </draw:rect>
        <draw:frame draw:style-name="gr8" draw:text-style-name="P16" draw:layer="layout" svg:width="6.456cm" svg:height="0.645cm" svg:x="1.862cm" svg:y="12.35cm">
          <draw:text-box>
            <text:p text:style-name="P15"><text:span text:style-name="T5">ResFilePane</text:span></text:p>
          </draw:text-box>
        </draw:frame>
        <draw:frame draw:style-name="gr8" draw:text-style-name="P22" draw:layer="layout" svg:width="6.456cm" svg:height="0.645cm" svg:x="1.809cm" svg:y="12.975cm">
          <draw:text-box>
            <text:p text:style-name="P21"><text:span text:style-name="T6">FileSelectorDel</text:span></text:p>
          </draw:text-box>
        </draw:frame>
        <draw:frame draw:style-name="gr3" draw:text-style-name="P24" draw:layer="layout" svg:width="5.08cm" svg:height="0.645cm" svg:x="2.123cm" svg:y="14.66cm">
          <draw:text-box>
            <text:p text:style-name="P23"><text:span text:style-name="T7">Sig 1</text:span></text:p>
          </draw:text-box>
        </draw:frame>
        <draw:frame draw:style-name="gr3" draw:text-style-name="P24" draw:layer="layout" svg:width="5.08cm" svg:height="0.645cm" svg:x="2.123cm" svg:y="15.098cm">
          <draw:text-box>
            <text:p text:style-name="P23"><text:span text:style-name="T7">Sig 2</text:span></text:p>
          </draw:text-box>
        </draw:frame>
        <draw:rect draw:style-name="gr7" draw:text-style-name="P14" draw:layer="layout" svg:width="6.615cm" svg:height="4.855cm" svg:x="1.772cm" svg:y="16.091cm">
          <text:p/>
        </draw:rect>
        <draw:rect draw:style-name="gr7" draw:text-style-name="P17" draw:layer="layout" svg:width="0.389cm" svg:height="0.413cm" svg:x="1.879cm" svg:y="16.156cm">
          <text:p text:style-name="P11"><text:span text:style-name="T4">+</text:span></text:p>
        </draw:rect>
        <draw:rect draw:style-name="gr7" draw:text-style-name="P17" draw:layer="layout" svg:width="3.214cm" svg:height="0.413cm" svg:x="1.892cm" svg:y="16.634cm">
          <text:p text:style-name="P11"><text:span text:style-name="T4">Add Res File Pane</text:span></text:p>
        </draw:rect>
        <draw:rect draw:style-name="gr9" draw:text-style-name="P18" draw:layer="layout" svg:width="6.403cm" svg:height="3.684cm" svg:x="1.892cm" svg:y="17.13cm">
          <text:p/>
        </draw:rect>
        <draw:rect draw:style-name="gr10" draw:text-style-name="P19" draw:layer="layout" svg:width="6.169cm" svg:height="3.287cm" svg:x="2.01cm" svg:y="17.375cm">
          <text:p/>
        </draw:rect>
        <draw:rect draw:style-name="gr11" draw:text-style-name="P20" draw:layer="layout" svg:width="5.924cm" svg:height="1.155cm" svg:x="2.157cm" svg:y="17.866cm">
          <text:p/>
        </draw:rect>
        <draw:rect draw:style-name="gr11" draw:text-style-name="P20" draw:layer="layout" svg:width="5.248cm" svg:height="0.456cm" svg:x="2.257cm" svg:y="18.466cm">
          <text:p/>
        </draw:rect>
        <draw:rect draw:style-name="gr11" draw:text-style-name="P20" draw:layer="layout" svg:width="0.435cm" svg:height="0.456cm" svg:x="7.576cm" svg:y="18.466cm">
          <text:p/>
        </draw:rect>
        <draw:rect draw:style-name="gr10" draw:text-style-name="P19" draw:layer="layout" svg:width="5.913cm" svg:height="0.456cm" svg:x="2.153cm" svg:y="19.123cm">
          <text:p/>
        </draw:rect>
        <draw:rect draw:style-name="gr10" draw:text-style-name="P19" draw:layer="layout" svg:width="0.435cm" svg:height="0.456cm" svg:x="7.646cm" svg:y="19.123cm">
          <text:p/>
        </draw:rect>
        <draw:frame draw:style-name="gr8" draw:text-style-name="P16" draw:layer="layout" svg:width="6.456cm" svg:height="0.645cm" svg:x="1.892cm" svg:y="17.269cm">
          <draw:text-box>
            <text:p text:style-name="P15"><text:span text:style-name="T5">ResFilePane</text:span></text:p>
          </draw:text-box>
        </draw:frame>
        <draw:frame draw:style-name="gr8" draw:text-style-name="P22" draw:layer="layout" svg:width="6.456cm" svg:height="0.645cm" svg:x="1.839cm" svg:y="17.894cm">
          <draw:text-box>
            <text:p text:style-name="P21"><text:span text:style-name="T6">FileSelectorDel</text:span></text:p>
          </draw:text-box>
        </draw:frame>
        <draw:frame draw:style-name="gr3" draw:text-style-name="P24" draw:layer="layout" svg:width="5.08cm" svg:height="0.645cm" svg:x="2.153cm" svg:y="19.579cm">
          <draw:text-box>
            <text:p text:style-name="P23"><text:span text:style-name="T7">Sig 1</text:span></text:p>
          </draw:text-box>
        </draw:frame>
        <draw:frame draw:style-name="gr3" draw:text-style-name="P24" draw:layer="layout" svg:width="5.08cm" svg:height="0.645cm" svg:x="2.153cm" svg:y="20.017cm">
          <draw:text-box>
            <text:p text:style-name="P23"><text:span text:style-name="T7">Sig 2</text:span></text:p>
          </draw:text-box>
        </draw:frame>
        <draw:frame draw:style-name="gr8" draw:text-style-name="P16" draw:layer="layout" svg:width="6.456cm" svg:height="0.645cm" svg:x="2.059cm" svg:y="16.022cm">
          <draw:text-box>
            <text:p text:style-name="P15"><text:span text:style-name="T5">ResFileManager(TogglePaneDel)</text:span></text:p>
          </draw:text-box>
        </draw:frame>
        <draw:rect draw:style-name="gr12" draw:text-style-name="P25" draw:layer="layout" svg:width="9.952cm" svg:height="6.548cm" svg:x="9.098cm" svg:y="7.681cm">
          <text:p/>
        </draw:rect>
        <draw:rect draw:style-name="gr12" draw:text-style-name="P25" draw:layer="layout" svg:width="9.952cm" svg:height="6.548cm" svg:x="9.098cm" svg:y="14.407cm">
          <text:p/>
        </draw:rect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2" draw:text-style-name="P2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94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4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7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8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office:forms form:automatic-focus="tru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8.899cm" svg:height="2.073cm" svg:x="1.05cm" svg:y="1.184cm" presentation:class="title" presentation:placeholder="true">
        <draw:text-box/>
      </draw:frame>
      <draw:frame presentation:style-name="Default-outline1" draw:layer="backgroundobjects" svg:width="18.899cm" svg:height="17.224cm" svg:x="1.05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5cm" svg:y="27.05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2cm" svg:y="27.05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7cm" svg:y="27.05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8T08:55:41.456000000</meta:creation-date>
    <dc:date>2024-09-28T21:46:06.201000000</dc:date>
    <meta:editing-duration>PT2M4S</meta:editing-duration>
    <meta:editing-cycles>1</meta:editing-cycles>
    <meta:document-statistic meta:object-count="85"/>
    <meta:generator>LibreOffice/24.2.1.2$Windows_X86_64 LibreOffice_project/db4def46b0453cc22e2d0305797cf981b68ef5ac</meta:generator>
  </office:meta>
</office:document-meta>
</file>